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ferences</text:h>
      <text:p text:style-name="Text_20_body">This is an example page for <text:reference-ref text:reference-format="text" text:ref-name="Bookmarks">Bookmarks</text:reference-ref>, <text:reference-ref text:reference-format="text" text:ref-name="Reference Marks">Reference Marks</text:reference-ref>, and <text:reference-ref text:reference-format="text" text:ref-name="Bibliography references">Bibliography references</text:reference-ref>.</text:p>
      <text:h text:style-name="Heading_20_2" text:outline-level="2"><text:reference-mark-start text:name="Bookmarks"/>Bookmarks<text:reference-mark-end text:name="Bookmarks"/></text:h>
      <text:p text:style-name="Standard">A definition of a <text:bookmark-start text:name="r1"/>bookmark<text:bookmark-end text:name="r1"/>.</text:p>
      <text:p text:style-name="Standard">Some regular text.</text:p>
      <text:p text:style-name="Standard">A reference to the <text:bookmark-ref text:reference-format="text" text:ref-name="r1">bookmark</text:bookmark-ref> defined on page <text:bookmark-ref text:reference-format="page" text:ref-name="r1">1</text:bookmark-ref> in the paragraph above.</text:p>
      <text:h text:style-name="Heading_20_2" text:outline-level="2"><text:reference-mark-start text:name="Reference Marks"/>Reference Marks<text:reference-mark-end text:name="Reference Marks"/></text:h>
      <text:p text:style-name="Standard">A definition of a <text:reference-mark-start text:name="m1"/>reference mark<text:reference-mark-end text:name="m1"/>. </text:p>
      <text:p text:style-name="Standard">Some regular text.</text:p>
      <text:p text:style-name="Standard">A reference to the <text:reference-ref text:reference-format="text" text:ref-name="m1">reference mark</text:reference-ref> defined on page <text:reference-ref text:reference-format="page" text:ref-name="m1">1</text:reference-ref> <text:reference-ref text:reference-format="direction" text:ref-name="m1">above</text:reference-ref>.</text:p>
      <text:p text:style-name="Standard">Some regular text.</text:p>
      <text:h text:style-name="Heading_20_2" text:outline-level="2"><text:reference-mark-start text:name="Bibliography references"/>Bibliography references<text:reference-mark-end text:name="Bibliography references"/></text:h>
      <text:p text:style-name="Standard">BTW, this format is defined in <text:bibliography-mark text:identifier="ODF1.1" text:bibliography-type="manual" text:editor="Patrick Durusau, Michael Brauer, Lars Oppermann" text:organizations="OASIS" text:title="Open Document Format for Office Applications" text:year="2007">[ODF1.1]</text:bibliography-mark>.</text:p>
      <text:p text:style-name="Standard">Some regular text</text:p>
      <text:bibliography text:style-name="Sect1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Literaturverzeichnis1_Head">
            <text:p text:style-name="Bibliography_20_Heading">Literaturverzeichnis</text:p>
          </text:index-title>
          <text:p text:style-name="P1">ODF1.1: , Open Document Format for Office Applications, 2007</text:p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9T19:24:07</meta:creation-date>
    <dc:creator>Bernhard Haumacher</dc:creator>
    <dc:date>2007-05-29T22:02:31</dc:date>
    <dc:language>de-DE</dc:language>
    <meta:editing-cycles>11</meta:editing-cycles>
    <meta:editing-duration>PT40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69" meta:character-count="445"/>
  </office:meta>
</office:document-meta>
</file>